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mic Sans MS" svg:font-family="'Comic Sans M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000000" draw:stroke-linejoin="miter" draw:fill="solid" draw:fill-color="#ffffff" draw:textarea-vertical-align="top" draw:auto-grow-height="false" draw:fit-to-size="false" style:shrink-to-fit="false" fo:min-height="2.124cm" fo:min-width="7.285cm" fo:padding-top="0cm" fo:padding-bottom="0cm" fo:padding-left="0cm" fo:padding-right="0cm" fo:wrap-option="wrap"/>
    </style:style>
    <style:style style:name="gr2" style:family="graphic" style:parent-style-name="standard">
      <style:graphic-properties draw:stroke="solid" svg:stroke-width="0.071cm" svg:stroke-color="#000000" draw:stroke-linejoin="miter" draw:fill="solid" draw:fill-color="#ffffff" draw:textarea-vertical-align="top" draw:auto-grow-height="false" draw:fit-to-size="false" style:shrink-to-fit="false" fo:min-height="2.687cm" fo:min-width="7.283cm" fo:padding-top="0cm" fo:padding-bottom="0cm" fo:padding-left="0cm" fo:padding-right="0cm" fo:wrap-option="wrap"/>
    </style:style>
    <style:style style:name="gr3" style:family="graphic" style:parent-style-name="standard">
      <style:graphic-properties draw:stroke="solid" svg:stroke-width="0.071cm" svg:stroke-color="#000000" draw:stroke-linejoin="miter" draw:fill="solid" draw:fill-color="#ffffff" draw:textarea-vertical-align="top" draw:auto-grow-height="false" draw:fit-to-size="false" style:shrink-to-fit="false" fo:min-height="2.124cm" fo:min-width="7.283cm" fo:padding-top="0cm" fo:padding-bottom="0cm" fo:padding-left="0cm" fo:padding-right="0cm" fo:wrap-option="wrap"/>
    </style:style>
    <style:style style:name="gr4" style:family="graphic" style:parent-style-name="standard">
      <style:graphic-properties draw:stroke="solid" svg:stroke-width="0.026cm" svg:stroke-color="#000000" draw:stroke-linejoin="round" draw:fill="solid" draw:fill-color="#000000" draw:opacity="35%" draw:textarea-vertical-align="middle" draw:auto-grow-height="false" draw:fit-to-size="false" style:shrink-to-fit="false" fo:min-height="14.932cm" fo:min-width="27.153cm" fo:padding-top="0.254cm" fo:padding-bottom="0.254cm" fo:padding-left="0.254cm" fo:padding-right="0.254cm" fo:wrap-option="wrap"/>
    </style:style>
    <style:style style:name="gr5" style:family="graphic" style:parent-style-name="standard" style:list-style-name="L1">
      <style:graphic-properties draw:stroke="none" svg:stroke-width="0cm" draw:fill="none" draw:textarea-vertical-align="middle" draw:auto-grow-height="false" draw:fit-to-size="false" style:shrink-to-fit="false" fo:min-height="0.69cm" fo:min-width="12.077cm" fo:padding-top="0.106cm" fo:padding-bottom="0.106cm" fo:padding-left="0.106cm" fo:padding-right="0.106cm" fo:wrap-option="wrap"/>
    </style:style>
    <style:style style:name="gr6" style:family="graphic" style:parent-style-name="standard" style:list-style-name="L1">
      <style:graphic-properties draw:stroke="none" svg:stroke-width="0cm" draw:fill="none" draw:textarea-vertical-align="middle" draw:auto-grow-height="false" draw:fit-to-size="false" style:shrink-to-fit="false" fo:min-height="1.591cm" fo:min-width="23.854cm" fo:padding-top="0.106cm" fo:padding-bottom="0.106cm" fo:padding-left="0.106cm" fo:padding-right="0.106cm" fo:wrap-option="wrap"/>
    </style:style>
    <style:style style:name="gr7" style:family="graphic" style:parent-style-name="standard">
      <style:graphic-properties draw:stroke="solid" svg:stroke-width="0.071cm" svg:stroke-color="#000000" draw:stroke-linejoin="miter" draw:fill="solid" draw:fill-color="#ffffff" draw:textarea-vertical-align="top" draw:auto-grow-height="false" draw:fit-to-size="false" style:shrink-to-fit="false" fo:min-height="0.06cm" fo:min-width="27.666cm" fo:padding-top="0cm" fo:padding-bottom="0cm" fo:padding-left="0cm" fo:padding-right="0cm" fo:wrap-option="wrap"/>
    </style:style>
    <style:style style:name="gr8" style:family="graphic" style:parent-style-name="standard" style:list-style-name="L1">
      <style:graphic-properties draw:stroke="none" svg:stroke-width="0cm" draw:fill="none" draw:textarea-vertical-align="middle" draw:auto-grow-height="false" draw:fit-to-size="false" style:shrink-to-fit="false" fo:min-height="0.428cm" fo:min-width="3.867cm" fo:padding-top="0.106cm" fo:padding-bottom="0.106cm" fo:padding-left="0.106cm" fo:padding-right="0.106cm" fo:wrap-option="wrap"/>
    </style:style>
    <style:style style:name="gr9" style:family="graphic" style:parent-style-name="standard">
      <style:graphic-properties draw:stroke="solid" svg:stroke-width="0.071cm" svg:stroke-color="#000000" draw:stroke-linejoin="miter" draw:fill="solid" draw:fill-color="#ffffff" draw:textarea-vertical-align="top" draw:auto-grow-height="false" draw:fit-to-size="false" style:shrink-to-fit="false" fo:min-height="0.903cm" fo:min-width="9.135cm" fo:padding-top="0cm" fo:padding-bottom="0cm" fo:padding-left="0cm" fo:padding-right="0cm" fo:wrap-option="wrap"/>
    </style:style>
    <style:style style:name="gr10" style:family="graphic" style:parent-style-name="standard" style:list-style-name="L1">
      <style:graphic-properties draw:stroke="none" svg:stroke-width="0cm" draw:fill="none" draw:textarea-vertical-align="middle" draw:auto-grow-height="false" draw:fit-to-size="false" style:shrink-to-fit="false" fo:min-height="0.691cm" fo:min-width="7.922cm" fo:padding-top="0.106cm" fo:padding-bottom="0.106cm" fo:padding-left="0.106cm" fo:padding-right="0.106cm" fo:wrap-option="wrap"/>
    </style:style>
    <style:style style:name="gr11" style:family="graphic" style:parent-style-name="standard" style:list-style-name="L2">
      <style:graphic-properties draw:stroke="none" svg:stroke-width="0cm" draw:fill="none" draw:textarea-vertical-align="top" draw:auto-grow-height="false" draw:fit-to-size="false" style:shrink-to-fit="false" fo:min-height="0.132cm" fo:min-width="4.443cm" fo:padding-top="0.254cm" fo:padding-bottom="0.254cm" fo:padding-left="0.254cm" fo:padding-right="0.254cm" fo:wrap-option="wrap"/>
    </style:style>
    <style:style style:name="gr12" style:family="graphic" style:parent-style-name="standard">
      <style:graphic-properties draw:stroke="solid" svg:stroke-width="0.026cm" svg:stroke-color="#000000" draw:stroke-linejoin="round" draw:fill="solid" draw:fill-color="#b6d7a8" draw:textarea-vertical-align="middle" draw:auto-grow-height="false" draw:fit-to-size="false" style:shrink-to-fit="false" fo:min-height="15.135cm" fo:min-width="10.939cm" fo:padding-top="0.254cm" fo:padding-bottom="0.254cm" fo:padding-left="0.254cm" fo:padding-right="0.254cm" fo:wrap-option="wrap"/>
    </style:style>
    <style:style style:name="gr13"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684cm" fo:min-width="4.07cm" fo:padding-top="0.254cm" fo:padding-bottom="0.254cm" fo:padding-left="0.254cm" fo:padding-right="0.254cm" fo:wrap-option="wrap"/>
    </style:style>
    <style:style style:name="gr14" style:family="graphic" style:parent-style-name="standard">
      <style:graphic-properties draw:stroke="solid" svg:stroke-width="0.071cm" svg:stroke-color="#000000" draw:stroke-linejoin="miter" draw:fill="solid" draw:fill-color="#ffffff" draw:textarea-vertical-align="top" draw:auto-grow-height="false" draw:fit-to-size="false" style:shrink-to-fit="false" fo:min-height="2.123cm" fo:min-width="5.75cm" fo:padding-top="0cm" fo:padding-bottom="0cm" fo:padding-left="0cm" fo:padding-right="0cm" fo:wrap-option="wrap"/>
    </style:style>
    <style:style style:name="gr15" style:family="graphic" style:parent-style-name="standard" style:list-style-name="L2">
      <style:graphic-properties draw:stroke="none" svg:stroke-width="0cm" draw:fill="none" draw:textarea-vertical-align="top" draw:auto-grow-height="false" draw:fit-to-size="false" style:shrink-to-fit="false" fo:min-height="0.394cm" fo:min-width="7.956cm" fo:padding-top="0.254cm" fo:padding-bottom="0.254cm" fo:padding-left="0.254cm" fo:padding-right="0.254cm" fo:wrap-option="wrap"/>
    </style:style>
    <style:style style:name="gr16" style:family="graphic" style:parent-style-name="standard">
      <style:graphic-properties draw:stroke="solid" svg:stroke-width="0.026cm" svg:stroke-color="#000000" draw:stroke-linejoin="round" draw:fill="none" draw:textarea-vertical-align="top" draw:auto-grow-height="false" fo:min-height="0cm" fo:min-width="10.946cm" fo:padding-top="0.125cm" fo:padding-bottom="0.125cm" fo:padding-left="0.25cm" fo:padding-right="0.25cm" fo:wrap-option="wrap"/>
    </style:style>
    <style:style style:name="gr17" style:family="graphic" style:parent-style-name="standard">
      <style:graphic-properties draw:stroke="solid" svg:stroke-width="0.026cm" svg:stroke-color="#000000" draw:stroke-linejoin="round" draw:fill="none" draw:textarea-vertical-align="top" draw:auto-grow-height="false" fo:min-height="0cm" fo:min-width="10.945cm" fo:padding-top="0.125cm" fo:padding-bottom="0.125cm" fo:padding-left="0.25cm" fo:padding-right="0.25cm" fo:wrap-option="wrap"/>
    </style:style>
    <style:style style:name="gr18" style:family="graphic" style:parent-style-name="standard" style:list-style-name="L2">
      <style:graphic-properties draw:stroke="none" svg:stroke-width="0cm" draw:fill="none" draw:textarea-vertical-align="top" draw:auto-grow-height="false" draw:fit-to-size="false" style:shrink-to-fit="false" fo:min-height="0.395cm" fo:min-width="5.492cm" fo:padding-top="0.254cm" fo:padding-bottom="0.254cm" fo:padding-left="0.254cm" fo:padding-right="0.254cm" fo:wrap-option="wrap"/>
    </style:style>
    <style:style style:name="gr19" style:family="graphic" style:parent-style-name="standard" style:list-style-name="L2">
      <style:graphic-properties draw:stroke="none" svg:stroke-width="0cm" draw:fill="none" draw:textarea-vertical-align="top" draw:auto-grow-height="false" draw:fit-to-size="false" style:shrink-to-fit="false" fo:min-height="0.395cm" fo:min-width="5.305cm" fo:padding-top="0.254cm" fo:padding-bottom="0.254cm" fo:padding-left="0.254cm" fo:padding-right="0.254cm" fo:wrap-option="wrap"/>
    </style:style>
    <style:style style:name="gr20" style:family="graphic" style:parent-style-name="standard" style:list-style-name="L2">
      <style:graphic-properties draw:stroke="none" svg:stroke-width="0cm" draw:fill="none" draw:textarea-vertical-align="top" draw:auto-grow-height="false" draw:fit-to-size="false" style:shrink-to-fit="false" fo:min-height="0.394cm" fo:min-width="12.009cm" fo:padding-top="0.254cm" fo:padding-bottom="0.254cm" fo:padding-left="0.254cm" fo:padding-right="0.254cm" fo:wrap-option="wrap"/>
    </style:style>
    <style:style style:name="gr21" style:family="graphic" style:parent-style-name="standard" style:list-style-name="L2">
      <style:graphic-properties draw:stroke="none" svg:stroke-width="0cm" draw:fill="none" draw:textarea-vertical-align="top" draw:auto-grow-height="false" draw:fit-to-size="false" style:shrink-to-fit="false" fo:min-height="0.395cm" fo:min-width="12.691cm" fo:padding-top="0.254cm" fo:padding-bottom="0.254cm" fo:padding-left="0.254cm" fo:padding-right="0.254cm" fo:wrap-option="wrap"/>
    </style:style>
    <style:style style:name="gr22" style:family="graphic">
      <style:graphic-properties style:protect="size"/>
    </style:style>
    <style:style style:name="gr23" style:family="graphic" style:parent-style-name="standard" style:list-style-name="L1">
      <style:graphic-properties draw:stroke="none" svg:stroke-width="0cm" draw:fill="none" draw:textarea-vertical-align="middle" draw:auto-grow-height="false" draw:fit-to-size="false" style:shrink-to-fit="false" fo:min-height="1.164cm" fo:min-width="9.166cm" fo:padding-top="0.106cm" fo:padding-bottom="0.106cm" fo:padding-left="0.106cm" fo:padding-right="0.106cm" fo:wrap-option="wrap"/>
    </style:style>
    <style:style style:name="gr24" style:family="graphic" style:parent-style-name="standard">
      <style:graphic-properties draw:stroke="solid" svg:stroke-width="0.071cm" svg:stroke-color="#000000" draw:stroke-linejoin="miter" draw:fill="solid" draw:fill-color="#ffffff" draw:textarea-vertical-align="top" draw:auto-grow-height="false" draw:fit-to-size="false" style:shrink-to-fit="false" fo:min-height="0.128cm" fo:min-width="27.881cm" fo:padding-top="0cm" fo:padding-bottom="0cm" fo:padding-left="0cm" fo:padding-right="0cm" fo:wrap-option="wrap"/>
    </style:style>
    <style:style style:name="gr25" style:family="graphic" style:parent-style-name="standard">
      <style:graphic-properties draw:stroke="solid" svg:stroke-width="0.071cm" svg:stroke-color="#000000" draw:stroke-linejoin="miter" draw:fill="solid" draw:fill-color="#ffffff" draw:textarea-vertical-align="top" draw:auto-grow-height="false" draw:fit-to-size="false" style:shrink-to-fit="false" fo:min-height="1.94cm" fo:min-width="11.66cm" fo:padding-top="0cm" fo:padding-bottom="0cm" fo:padding-left="0cm" fo:padding-right="0cm" fo:wrap-option="wrap"/>
    </style:style>
    <style:style style:name="gr26" style:family="graphic" style:parent-style-name="standard" style:list-style-name="L1">
      <style:graphic-properties draw:stroke="none" svg:stroke-width="0cm" draw:fill="none" draw:textarea-vertical-align="middle" draw:auto-grow-height="false" draw:fit-to-size="false" style:shrink-to-fit="false" fo:min-height="1.728cm" fo:min-width="10.17cm" fo:padding-top="0.106cm" fo:padding-bottom="0.106cm" fo:padding-left="0.106cm" fo:padding-right="0.106cm" fo:wrap-option="wrap"/>
    </style:style>
    <style:style style:name="gr27" style:family="graphic" style:parent-style-name="standard" style:list-style-name="L1">
      <style:graphic-properties draw:stroke="none" svg:stroke-width="0cm" draw:fill="none" draw:textarea-vertical-align="middle" draw:auto-grow-height="false" draw:fit-to-size="false" style:shrink-to-fit="false" fo:min-height="1.164cm" fo:min-width="24.041cm" fo:padding-top="0.106cm" fo:padding-bottom="0.106cm" fo:padding-left="0.106cm" fo:padding-right="0.106cm" fo:wrap-option="wrap"/>
    </style:style>
    <style:style style:name="gr28" style:family="graphic" style:parent-style-name="standard">
      <style:graphic-properties draw:stroke="solid" svg:stroke-width="0.071cm" svg:stroke-color="#000000" draw:stroke-linejoin="miter" draw:fill="solid" draw:fill-color="#ffffff" draw:textarea-vertical-align="top" draw:auto-grow-height="false" draw:fit-to-size="false" style:shrink-to-fit="false" fo:min-height="1.94cm" fo:min-width="12.6cm" fo:padding-top="0cm" fo:padding-bottom="0cm" fo:padding-left="0cm" fo:padding-right="0cm" fo:wrap-option="wrap"/>
    </style:style>
    <style:style style:name="gr29" style:family="graphic" style:parent-style-name="standard" style:list-style-name="L1">
      <style:graphic-properties draw:stroke="none" svg:stroke-width="0cm" draw:fill="none" draw:textarea-vertical-align="middle" draw:auto-grow-height="false" draw:fit-to-size="false" style:shrink-to-fit="false" fo:min-height="1.728cm" fo:min-width="20.281cm" fo:padding-top="0.106cm" fo:padding-bottom="0.106cm" fo:padding-left="0.106cm" fo:padding-right="0.106cm" fo:wrap-option="wrap"/>
    </style:style>
    <style:style style:name="gr30" style:family="graphic" style:parent-style-name="standard">
      <style:graphic-properties draw:stroke="solid" svg:stroke-width="0.071cm" svg:stroke-color="#000000" draw:stroke-linejoin="miter" draw:fill="solid" draw:fill-color="#ffffff" draw:textarea-vertical-align="top" draw:auto-grow-height="false" draw:fit-to-size="false" style:shrink-to-fit="false" fo:min-height="2.659cm" fo:min-width="10.444cm" fo:padding-top="0cm" fo:padding-bottom="0cm" fo:padding-left="0cm" fo:padding-right="0cm" fo:wrap-option="wrap"/>
    </style:style>
    <style:style style:name="gr31" style:family="graphic" style:parent-style-name="standard" style:list-style-name="L1">
      <style:graphic-properties draw:stroke="none" svg:stroke-width="0cm" draw:fill="none" draw:textarea-vertical-align="middle" draw:auto-grow-height="false" draw:fit-to-size="false" style:shrink-to-fit="false" fo:min-height="1.481cm" fo:min-width="7.129cm" fo:padding-top="0.106cm" fo:padding-bottom="0.106cm" fo:padding-left="0.106cm" fo:padding-right="0.106cm" fo:wrap-option="wrap"/>
    </style:style>
    <style:style style:name="gr32" style:family="graphic" style:parent-style-name="standard" style:list-style-name="L1">
      <style:graphic-properties draw:stroke="none" svg:stroke-width="0cm" draw:fill="none" draw:textarea-vertical-align="middle" draw:auto-grow-height="false" draw:fit-to-size="false" style:shrink-to-fit="false" fo:min-height="1.164cm" fo:min-width="9.166cm" fo:padding-top="0.106cm" fo:padding-bottom="0.106cm" fo:padding-left="0.106cm" fo:padding-right="0.106cm" fo:wrap-option="wrap"/>
    </style:style>
    <style:style style:name="gr33" style:family="graphic" style:parent-style-name="standard" style:list-style-name="L1">
      <style:graphic-properties draw:stroke="none" svg:stroke-width="0cm" draw:fill="none" draw:textarea-vertical-align="middle" draw:auto-grow-height="false" draw:fit-to-size="false" style:shrink-to-fit="false" fo:min-height="1.728cm" fo:min-width="10.17cm" fo:padding-top="0.106cm" fo:padding-bottom="0.106cm" fo:padding-left="0.106cm" fo:padding-right="0.106cm" fo:wrap-option="wrap"/>
    </style:style>
    <style:style style:name="gr34" style:family="graphic" style:parent-style-name="standard" style:list-style-name="L1">
      <style:graphic-properties draw:stroke="none" svg:stroke-width="0cm" draw:fill="none" draw:textarea-vertical-align="middle" draw:auto-grow-height="false" draw:fit-to-size="false" style:shrink-to-fit="false" fo:min-height="1.164cm" fo:min-width="24.041cm" fo:padding-top="0.106cm" fo:padding-bottom="0.106cm" fo:padding-left="0.106cm" fo:padding-right="0.106cm" fo:wrap-option="wrap"/>
    </style:style>
    <style:style style:name="gr35" style:family="graphic" style:parent-style-name="standard" style:list-style-name="L1">
      <style:graphic-properties draw:stroke="none" svg:stroke-width="0cm" draw:fill="none" draw:textarea-vertical-align="middle" draw:auto-grow-height="false" draw:fit-to-size="false" style:shrink-to-fit="false" fo:min-height="1.728cm" fo:min-width="20.281cm" fo:padding-top="0.106cm" fo:padding-bottom="0.106cm" fo:padding-left="0.106cm" fo:padding-right="0.106cm" fo:wrap-option="wrap"/>
    </style:style>
    <style:style style:name="gr36" style:family="graphic" style:parent-style-name="standard">
      <style:graphic-properties draw:stroke="solid" svg:stroke-width="0.071cm" svg:stroke-color="#000000" draw:stroke-linejoin="miter" draw:fill="solid" draw:fill-color="#ffffff" draw:textarea-vertical-align="top" draw:auto-grow-height="false" draw:fit-to-size="false" style:shrink-to-fit="false" fo:min-height="4.226cm" fo:min-width="12.6cm" fo:padding-top="0cm" fo:padding-bottom="0cm" fo:padding-left="0cm" fo:padding-right="0cm" fo:wrap-option="wrap"/>
    </style:style>
    <style:style style:name="gr37" style:family="graphic" style:parent-style-name="standard" style:list-style-name="L1">
      <style:graphic-properties draw:stroke="none" svg:stroke-width="0cm" draw:fill="none" draw:textarea-vertical-align="middle" draw:auto-grow-height="false" draw:fit-to-size="false" style:shrink-to-fit="false" fo:min-height="1.728cm" fo:min-width="20.281cm" fo:padding-top="0.106cm" fo:padding-bottom="0.106cm" fo:padding-left="0.106cm" fo:padding-right="0.106cm" fo:wrap-option="wrap"/>
    </style:style>
    <style:style style:name="pr1" style:family="presentation" style:parent-style-name="Default-notes">
      <style:graphic-properties draw:fill-color="#ffffff" fo:min-height="12.572cm"/>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loext:graphic-properties draw:fill="solid" draw:fill-color="#000000" draw:opacity="35%"/>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6"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7" style:family="paragraph">
      <loext:graphic-properties draw:fill="solid" draw:fill-color="#b6d7a8"/>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loext:graphic-properties draw:fill-color="#ffffff"/>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414141" style:text-line-through-style="none" style:text-line-through-type="none" style:text-position="0% 100%" style:font-name="Comic Sans MS" fo:font-size="24pt" fo:letter-spacing="normal" fo:font-style="normal" style:text-underline-style="none" fo:font-weight="normal" style:font-name-asian="Comic Sans MS" style:font-size-asian="24pt" style:font-style-asian="normal" style:font-weight-asian="normal" style:font-name-complex="Comic Sans MS" style:font-size-complex="24pt" style:font-style-complex="normal" style:font-weight-complex="normal"/>
    </style:style>
    <style:style style:name="T2" style:family="text">
      <style:text-properties fo:font-variant="normal" fo:text-transform="none" fo:color="#414141" style:text-line-through-style="none" style:text-line-through-type="none" style:text-position="0% 100%" style:font-name="Comic Sans MS" fo:font-size="23pt" fo:letter-spacing="normal" fo:font-style="normal" style:text-underline-style="none" fo:font-weight="normal" style:font-name-asian="Comic Sans MS" style:font-size-asian="23pt" style:font-style-asian="normal" style:font-weight-asian="normal" style:font-name-complex="Comic Sans MS" style:font-size-complex="23pt" style:font-style-complex="normal" style:font-weight-complex="normal"/>
    </style:style>
    <style:style style:name="T3" style:family="text">
      <style:text-properties fo:font-variant="normal" fo:text-transform="none" fo:color="#414141" style:text-line-through-style="none" style:text-line-through-type="none" style:text-position="0% 100%" style:font-name="Comic Sans MS" fo:font-size="30pt" fo:letter-spacing="normal" fo:font-style="normal" style:text-underline-style="none" fo:font-weight="normal" style:font-name-asian="Comic Sans MS" style:font-size-asian="30pt" style:font-style-asian="normal" style:font-weight-asian="normal" style:font-name-complex="Comic Sans MS" style:font-size-complex="30pt" style:font-style-complex="normal" style:font-weight-complex="normal"/>
    </style:style>
    <style:style style:name="T4" style:family="text">
      <style:text-properties fo:font-variant="normal" fo:text-transform="none" fo:color="#414141" style:text-line-through-style="none" style:text-line-through-type="none" style:text-position="0% 100%" style:font-name="Comic Sans MS" fo:font-size="35pt" fo:letter-spacing="normal" fo:font-style="normal" style:text-underline-style="none" fo:font-weight="normal" style:font-name-asian="Comic Sans MS" style:font-size-asian="35pt" style:font-style-asian="normal" style:font-weight-asian="normal" style:font-name-complex="Comic Sans MS" style:font-size-complex="3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8" style:family="text">
      <style:text-properties fo:font-variant="normal" fo:text-transform="none" fo:color="#414141" style:text-line-through-style="none" style:text-line-through-type="none" style:text-position="0% 100%" style:font-name="Comic Sans MS" fo:font-size="29pt" fo:letter-spacing="normal" fo:font-style="normal" style:text-underline-style="none" fo:font-weight="normal" style:font-name-asian="Comic Sans MS" style:font-size-asian="29pt" style:font-style-asian="normal" style:font-weight-asian="normal" style:font-name-complex="Comic Sans MS" style:font-size-complex="29pt" style:font-style-complex="normal" style:font-weight-complex="normal"/>
    </style:style>
    <text:list-style style:name="L1">
      <text:list-level-style-number text:level="1" style:num-format="">
        <style:list-level-properties text:min-label-width="0.6cm"/>
        <style:text-properties fo:color="#4141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name="Google Shape;122;p11">
          <draw:custom-shape draw:name="Google Shape;123;p11" draw:style-name="gr1" draw:text-style-name="P1" draw:layer="layout" svg:width="7.284cm" svg:height="2.123cm" svg:x="19.283cm" svg:y="2.891cm">
            <text:p/>
            <draw:enhanced-geometry draw:mirror-horizontal="false" draw:mirror-vertical="false" drawooo:sub-view-size="120000 120000" draw:text-areas="0 0 ?f0 ?f1" svg:viewBox="0 0 0 0" draw:type="ooxml-non-primitive" draw:enhanced-path="M 0 112600 C 9338 112600 37366 94099 38083 81146 39522 64497 22277 46918 25866 28417 29461 8988 48861 -3036 62516 666 83355 6214 76166 23792 75450 44144 74727 53395 77605 63568 75450 72819 71855 83920 64672 84849 79044 92248 86227 96873 93411 98725 101316 104273 107783 108898 113533 117225 120000 120000 N">
              <draw:equation draw:name="f0" draw:formula="logwidth"/>
              <draw:equation draw:name="f1" draw:formula="logheight"/>
            </draw:enhanced-geometry>
          </draw:custom-shape>
          <draw:g draw:name="Google Shape;124;p11">
            <draw:custom-shape draw:name="Google Shape;125;p11" draw:style-name="gr2" draw:text-style-name="P1" draw:layer="layout" svg:width="7.282cm" svg:height="2.686cm" svg:x="19.283cm" svg:y="2.609cm">
              <text:p/>
              <draw:enhanced-geometry draw:mirror-horizontal="false" draw:mirror-vertical="false" drawooo:sub-view-size="120000 120000" draw:text-areas="0 0 ?f0 ?f1" svg:viewBox="0 0 0 0" draw:type="ooxml-non-primitive" draw:enhanced-path="M 1651 1586 C 18865 4765 37089 793 54639 0 70503 0 86368 793 102227 793 107967 793 114042 0 119776 793 120117 39690 120117 78588 119442 118284 111002 120664 101892 117491 93452 118284 86028 119078 78603 119871 71178 119871 55654 119871 40124 120664 24600 118284 18525 117491 11441 120664 5366 119078 1316 117491 1651 119078 976 108754 641 102408 976 93671 641 87325 -373 60332 -33 29372 641 2379 N">
                <draw:equation draw:name="f0" draw:formula="logwidth"/>
                <draw:equation draw:name="f1" draw:formula="logheight"/>
              </draw:enhanced-geometry>
            </draw:custom-shape>
            <draw:custom-shape draw:name="Google Shape;126;p11" draw:style-name="gr3" draw:text-style-name="P1" draw:layer="layout" svg:width="7.282cm" svg:height="2.123cm" svg:x="19.283cm" svg:y="2.891cm">
              <text:p/>
              <draw:enhanced-geometry draw:mirror-horizontal="false" draw:mirror-vertical="false" drawooo:sub-view-size="120000 120000" draw:text-areas="0 0 ?f0 ?f1" svg:viewBox="0 0 0 0" draw:type="ooxml-non-primitive" draw:enhanced-path="M 0 112600 C 9338 112600 37366 94099 38083 81146 39522 64497 22277 46918 25866 28417 29461 8988 48861 -3036 62516 666 83355 6214 76166 23792 75450 44144 74727 53395 77605 63568 75450 72819 71855 83920 64672 84849 79044 92248 86227 96873 93411 98725 101316 104273 107783 108898 113533 117225 120000 120000 N">
                <draw:equation draw:name="f0" draw:formula="logwidth"/>
                <draw:equation draw:name="f1" draw:formula="logheight"/>
              </draw:enhanced-geometry>
            </draw:custom-shape>
          </draw:g>
        </draw:g>
        <draw:custom-shape draw:name="Google Shape;127;p11" draw:style-name="gr4" draw:text-style-name="P2" draw:layer="layout" svg:width="27.971cm" svg:height="15.75cm" svg:x="0.029cm" svg:y="0cm">
          <text:p/>
          <draw:enhanced-geometry draw:mirror-horizontal="false" draw:mirror-vertical="false" draw:text-areas="?f5 ?f5 ?f6 ?f7" svg:viewBox="0 0 0 0" draw:type="ooxml-roundRect" draw:modifiers="338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8;p11" draw:style-name="gr5" draw:text-style-name="P4" draw:layer="layout" svg:width="12.288cm" svg:height="0.901cm" svg:x="0.92cm" svg:y="2.857cm">
          <text:p text:style-name="P3"><text:span text:style-name="T1">Selamat Datang kak thomas </text:span><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11" draw:style-name="gr6" draw:text-style-name="P4" draw:layer="layout" svg:width="24.065cm" svg:height="1.802cm" svg:x="1.503cm" svg:y="8.522cm">
          <text:p text:style-name="P3"><text:span text:style-name="T2">Nikmati promo kemerdekaan Bank Hore dengan </text:span><text:span text:style-name="T2">mendapatkan cashback 17%+8%+45%</text:span></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11" draw:style-name="gr7" draw:text-style-name="P1" draw:layer="layout" svg:width="27.665cm" svg:height="0.059cm" svg:x="0.181cm" svg:y="2.197cm">
          <text:p/>
          <draw:enhanced-geometry draw:mirror-horizontal="false" draw:mirror-vertical="false" drawooo:sub-view-size="120000 120000" draw:text-areas="0 0 ?f0 ?f1" svg:viewBox="0 0 0 0" draw:type="ooxml-non-primitive" draw:enhanced-path="M 0 50729 C 4033 196503 8816 66930 12950 66930 18766 66930 24488 -14056 30211 2144 35466 18346 40811 -14056 45972 18346 52072 66930 58077 2144 64177 34528 76372 99314 88566 18346 100672 18346 107144 18346 113527 115515 120000 115515 N">
            <draw:equation draw:name="f0" draw:formula="logwidth"/>
            <draw:equation draw:name="f1" draw:formula="logheight"/>
          </draw:enhanced-geometry>
        </draw:custom-shape>
        <draw:custom-shape draw:name="Google Shape;131;p11" draw:style-name="gr8" draw:text-style-name="P6" draw:layer="layout" svg:width="4.078cm" svg:height="0.639cm" svg:x="9.093cm" svg:y="1.299cm">
          <text:p text:style-name="P5"><text:span text:style-name="T3">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11" draw:style-name="gr9" draw:text-style-name="P1" draw:layer="layout" svg:width="9.134cm" svg:height="0.902cm" svg:x="1.254cm" svg:y="4.623cm">
          <text:p/>
          <draw:enhanced-geometry draw:mirror-horizontal="false" draw:mirror-vertical="false" drawooo:sub-view-size="120000 120000" draw:text-areas="0 0 ?f0 ?f1" svg:viewBox="0 0 0 0" draw:type="ooxml-non-primitive" draw:enhanced-path="M 128 631 C 2336 3773 5058 0 7272 0 10674 0 13992 0 17310 631 25815 2515 34410 1257 42914 1257 52613 1257 62311 4399 72010 4399 80436 4399 88768 1883 97106 1883 104596 1883 111997 631 119481 2515 119141 18865 119737 30810 119994 46534 120078 55338 119654 58485 119397 66657 119141 74829 119564 79865 119821 87406 119994 94326 119821 99988 119737 106271 119654 115707 119737 116964 118717 118854 117613 120737 116252 118222 115142 117596 113525 116964 111824 117596 110212 116964 86136 103761 62060 120737 37984 116338 29390 114449 20796 115707 12118 119480 9397 120737 6508 119480 3781 118222 2933 117596 1912 118222 1059 116964 -384 114449 39 111934 128 101872 211 84896 211 68546 468 50933 635 35215 -44 16349 379 1883 N">
            <draw:equation draw:name="f0" draw:formula="logwidth"/>
            <draw:equation draw:name="f1" draw:formula="logheight"/>
          </draw:enhanced-geometry>
        </draw:custom-shape>
        <draw:custom-shape draw:name="Google Shape;133;p11" draw:style-name="gr10" draw:text-style-name="P4" draw:layer="layout" svg:width="8.133cm" svg:height="0.902cm" svg:x="2.136cm" svg:y="4.581cm">
          <text:p text:style-name="P3"><text:span text:style-name="T4">Rp. 74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11" draw:style-name="gr11" draw:text-style-name="P4" draw:layer="layout" svg:width="4.95cm" svg:height="0.639cm" svg:x="0.965cm" svg:y="3.981cm">
          <text:p text:style-name="P3"><text:span text:style-name="T5">Sal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11" draw:style-name="gr12" draw:text-style-name="P7" draw:layer="layout" svg:width="11.446cm" svg:height="15.642cm" svg:x="0.318cm" svg:y="-0.1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1" draw:style-name="gr13" draw:text-style-name="P1" draw:layer="layout" svg:width="6.472cm" svg:height="3.098cm" svg:x="2.941cm" svg:y="1.0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7;p11" draw:style-name="gr14" draw:text-style-name="P1" draw:layer="layout" svg:width="5.749cm" svg:height="2.122cm" svg:x="3.328cm" svg:y="1.197cm">
          <text:p/>
          <draw:enhanced-geometry draw:mirror-horizontal="false" draw:mirror-vertical="false" drawooo:sub-view-size="120000 120000" draw:text-areas="0 0 ?f0 ?f1" svg:viewBox="0 0 0 0" draw:type="ooxml-non-primitive" draw:enhanced-path="M 0 112600 C 9338 112600 37366 94099 38083 81146 39522 64497 22277 46918 25866 28417 29461 8988 48861 -3036 62516 666 83355 6214 76166 23792 75450 44144 74727 53395 77605 63568 75450 72819 71855 83920 64672 84849 79044 92248 86227 96873 93411 98725 101316 104273 107783 108898 113533 117225 120000 120000 N">
            <draw:equation draw:name="f0" draw:formula="logwidth"/>
            <draw:equation draw:name="f1" draw:formula="logheight"/>
          </draw:enhanced-geometry>
        </draw:custom-shape>
        <draw:custom-shape draw:name="Google Shape;138;p11" draw:style-name="gr15" draw:text-style-name="P4" draw:layer="layout" svg:width="8.463cm" svg:height="0.901cm" draw:transform="skewX (0.00994837673636768) translate (1.875cm 4.53cm)">
          <text:p text:style-name="P3"><text:span text:style-name="T6">Nama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11" draw:style-name="gr16" draw:text-style-name="P8" draw:layer="layout" svg:width="11.446cm" svg:height="0.001cm" svg:x="0.318cm" svg:y="8.635cm">
          <text:p/>
          <draw:enhanced-geometry draw:mirror-horizontal="false" draw:mirror-vertical="false" svg:viewBox="0 0 21600 21600" draw:type="mso-spt32" draw:enhanced-path="M 0 0 L 21600 21600 N"/>
        </draw:custom-shape>
        <draw:custom-shape draw:name="Google Shape;140;p11" draw:style-name="gr17" draw:text-style-name="P8" draw:layer="layout" svg:width="11.445cm" svg:height="0.001cm" svg:x="0.319cm" svg:y="10.668cm">
          <text:p/>
          <draw:enhanced-geometry draw:mirror-horizontal="false" draw:mirror-vertical="false" svg:viewBox="0 0 21600 21600" draw:type="mso-spt32" draw:enhanced-path="M 0 0 L 21600 21600 N"/>
        </draw:custom-shape>
        <draw:custom-shape draw:name="Google Shape;142;p11" draw:style-name="gr17" draw:text-style-name="P8" draw:layer="layout" svg:width="11.445cm" svg:height="0.001cm" svg:x="0.384cm" svg:y="12.193cm">
          <text:p/>
          <draw:enhanced-geometry draw:mirror-horizontal="false" draw:mirror-vertical="false" svg:viewBox="0 0 21600 21600" draw:type="mso-spt32" draw:enhanced-path="M 0 0 L 21600 21600 N"/>
        </draw:custom-shape>
        <draw:custom-shape draw:name="Google Shape;143;p11" draw:style-name="gr16" draw:text-style-name="P8" draw:layer="layout" svg:width="11.446cm" svg:height="0.001cm" svg:x="0.318cm" svg:y="13.721cm">
          <text:p/>
          <draw:enhanced-geometry draw:mirror-horizontal="false" draw:mirror-vertical="false" svg:viewBox="0 0 21600 21600" draw:type="mso-spt32" draw:enhanced-path="M 0 0 L 21600 21600 N"/>
        </draw:custom-shape>
        <draw:custom-shape draw:name="Google Shape;145;p11" draw:style-name="gr18" draw:text-style-name="P4" draw:layer="layout" svg:width="5.999cm" svg:height="0.902cm" svg:x="3.521cm" svg:y="13.55cm">
          <text:p text:style-name="P3"><text:span text:style-name="T7">Log 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11" draw:style-name="gr19" draw:text-style-name="P4" draw:layer="layout" svg:width="5.812cm" svg:height="0.902cm" svg:x="3.756cm" svg:y="8.685cm">
          <text:p text:style-name="P3"><text:span text:style-name="T7">H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11" draw:style-name="gr20" draw:text-style-name="P4" draw:layer="layout" svg:width="12.516cm" svg:height="0.901cm" svg:x="0.438cm" svg:y="10.668cm">
          <text:p text:style-name="P3"><text:span text:style-name="T7">Import 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11" draw:style-name="gr21" draw:text-style-name="P4" draw:layer="layout" svg:width="13.198cm" svg:height="0.902cm" svg:x="0.772cm" svg:y="11.798cm">
          <text:p text:style-name="P3"><text:span text:style-name="T7">Export 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2" draw:layer="layout" svg:width="18.624cm" svg:height="10.476cm" svg:x="1.482cm" svg:y="2.123cm" draw:page-number="1" presentation:class="page"/>
          <draw:frame presentation:style-name="pr1"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name="Google Shape;159;p12" draw:style-name="gr23" draw:text-style-name="P4" draw:layer="layout" svg:width="9.377cm" svg:height="1.375cm" svg:x="1.024cm" svg:y="3.57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12" draw:style-name="gr24" draw:text-style-name="P1" draw:layer="layout" svg:width="27.88cm" svg:height="0.127cm" svg:x="0cm" svg:y="2.032cm">
          <text:p/>
          <draw:enhanced-geometry draw:mirror-horizontal="false" draw:mirror-vertical="false" drawooo:sub-view-size="120000 120000" draw:text-areas="0 0 ?f0 ?f1" svg:viewBox="0 0 0 0" draw:type="ooxml-non-primitive" draw:enhanced-path="M 0 50729 C 4033 196503 8816 66930 12950 66930 18766 66930 24488 -14056 30211 2144 35466 18346 40811 -14056 45972 18346 52072 66930 58077 2144 64177 34528 76372 99314 88566 18346 100672 18346 107144 18346 113527 115515 120000 115515 N">
            <draw:equation draw:name="f0" draw:formula="logwidth"/>
            <draw:equation draw:name="f1" draw:formula="logheight"/>
          </draw:enhanced-geometry>
        </draw:custom-shape>
        <draw:custom-shape draw:name="Google Shape;163;p12" draw:style-name="gr25" draw:text-style-name="P1" draw:layer="layout" svg:width="11.659cm" svg:height="1.939cm" svg:x="0.533cm" svg:y="3.048cm">
          <text:p/>
          <draw:enhanced-geometry draw:mirror-horizontal="false" draw:mirror-vertical="false" drawooo:sub-view-size="120000 120000" draw:text-areas="0 0 ?f0 ?f1" svg:viewBox="0 0 0 0" draw:type="ooxml-non-primitive" draw:enhanced-path="M 128 631 C 2336 3773 5058 0 7272 0 10674 0 13992 0 17310 631 25815 2515 34410 1257 42914 1257 52613 1257 62311 4399 72010 4399 80436 4399 88768 1883 97106 1883 104596 1883 111997 631 119481 2515 119141 18865 119737 30810 119994 46534 120078 55338 119654 58485 119397 66657 119141 74829 119564 79865 119821 87406 119994 94326 119821 99988 119737 106271 119654 115707 119737 116964 118717 118854 117613 120737 116252 118222 115142 117596 113525 116964 111824 117596 110212 116964 86136 103761 62060 120737 37984 116338 29390 114449 20796 115707 12118 119480 9397 120737 6508 119480 3781 118222 2933 117596 1912 118222 1059 116964 -384 114449 39 111934 128 101872 211 84896 211 68546 468 50933 635 35215 -44 16349 379 1883 N">
            <draw:equation draw:name="f0" draw:formula="logwidth"/>
            <draw:equation draw:name="f1" draw:formula="logheight"/>
          </draw:enhanced-geometry>
        </draw:custom-shape>
        <draw:custom-shape draw:name="Google Shape;164;p12" draw:style-name="gr26" draw:text-style-name="P4" draw:layer="layout" svg:width="10.381cm" svg:height="1.939cm" svg:x="1.303cm" svg:y="3.015cm">
          <text:p text:style-name="P3"><text:span text:style-name="T4">Input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12" draw:style-name="gr27" draw:text-style-name="P4" draw:layer="layout" svg:width="24.252cm" svg:height="1.375cm" svg:x="1.238cm" svg:y="11.443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12" draw:style-name="gr28" draw:text-style-name="P1" draw:layer="layout" svg:width="12.599cm" svg:height="1.939cm" svg:x="0.609cm" svg:y="10.922cm">
          <text:p/>
          <draw:enhanced-geometry draw:mirror-horizontal="false" draw:mirror-vertical="false" drawooo:sub-view-size="120000 120000" draw:text-areas="0 0 ?f0 ?f1" svg:viewBox="0 0 0 0" draw:type="ooxml-non-primitive" draw:enhanced-path="M 128 631 C 2336 3773 5058 0 7272 0 10674 0 13992 0 17310 631 25815 2515 34410 1257 42914 1257 52613 1257 62311 4399 72010 4399 80436 4399 88768 1883 97106 1883 104596 1883 111997 631 119481 2515 119141 18865 119737 30810 119994 46534 120078 55338 119654 58485 119397 66657 119141 74829 119564 79865 119821 87406 119994 94326 119821 99988 119737 106271 119654 115707 119737 116964 118717 118854 117613 120737 116252 118222 115142 117596 113525 116964 111824 117596 110212 116964 86136 103761 62060 120737 37984 116338 29390 114449 20796 115707 12118 119480 9397 120737 6508 119480 3781 118222 2933 117596 1912 118222 1059 116964 -384 114449 39 111934 128 101872 211 84896 211 68546 468 50933 635 35215 -44 16349 379 1883 N">
            <draw:equation draw:name="f0" draw:formula="logwidth"/>
            <draw:equation draw:name="f1" draw:formula="logheight"/>
          </draw:enhanced-geometry>
        </draw:custom-shape>
        <draw:custom-shape draw:name="Google Shape;167;p12" draw:style-name="gr29" draw:text-style-name="P4" draw:layer="layout" svg:width="20.492cm" svg:height="1.939cm" svg:x="2.286cm" svg:y="10.879cm">
          <text:p text:style-name="P3"><text:span text:style-name="T4">H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12" draw:style-name="gr30" draw:text-style-name="P1" draw:layer="layout" svg:width="10.443cm" svg:height="2.658cm" svg:x="8.966cm" svg:y="29.048cm">
          <text:p/>
          <draw:enhanced-geometry draw:mirror-horizontal="false" draw:mirror-vertical="false" drawooo:sub-view-size="120000 120000" draw:text-areas="0 0 ?f0 ?f1" svg:viewBox="0 0 0 0" draw:type="ooxml-non-primitive" draw:enhanced-path="M 1288 110 C 11832 8768 24383 2998 35429 2998 46976 2998 58775 2035 70323 2035 86640 2035 102957 -1814 119274 1073 120278 38584 120027 78020 119776 116499 106472 124194 91158 116499 77603 118424 64298 119381 50993 112649 37688 114574 25387 116499 12836 114574 786 115537 1037 95334 -217 77063 33 56861 33 47241 786 37621 786 28001 535 18387 -217 8768 284 1073 N">
            <draw:equation draw:name="f0" draw:formula="logwidth"/>
            <draw:equation draw:name="f1" draw:formula="logheight"/>
          </draw:enhanced-geometry>
        </draw:custom-shape>
        <draw:custom-shape draw:name="Google Shape;169;p12" draw:style-name="gr31" draw:text-style-name="P11" draw:layer="layout" svg:width="7.34cm" svg:height="1.692cm" svg:x="10.404cm" svg:y="29.419cm">
          <text:p text:style-name="P10"><text:span text:style-name="T8">TOP 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2" draw:layer="layout" svg:width="18.624cm" svg:height="10.476cm" svg:x="1.482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custom-shape draw:name="Google Shape;159;p12" draw:style-name="gr32" draw:text-style-name="P4" draw:layer="layout" svg:width="9.377cm" svg:height="1.375cm" svg:x="1.022cm" svg:y="3.5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12" draw:style-name="gr24" draw:text-style-name="P1" draw:layer="layout" svg:width="27.88cm" svg:height="0.127cm" svg:x="-0.002cm" svg:y="2.032cm">
          <text:p/>
          <draw:enhanced-geometry draw:mirror-horizontal="false" draw:mirror-vertical="false" drawooo:sub-view-size="120000 120000" draw:text-areas="0 0 ?f0 ?f1" svg:viewBox="0 0 0 0" draw:type="ooxml-non-primitive" draw:enhanced-path="M 0 50729 C 4033 196503 8816 66930 12950 66930 18766 66930 24488 -14056 30211 2144 35466 18346 40811 -14056 45972 18346 52072 66930 58077 2144 64177 34528 76372 99314 88566 18346 100672 18346 107144 18346 113527 115515 120000 115515 N">
            <draw:equation draw:name="f0" draw:formula="logwidth"/>
            <draw:equation draw:name="f1" draw:formula="logheight"/>
          </draw:enhanced-geometry>
        </draw:custom-shape>
        <draw:custom-shape draw:name="Google Shape;163;p12" draw:style-name="gr25" draw:text-style-name="P1" draw:layer="layout" svg:width="11.659cm" svg:height="1.939cm" svg:x="0.531cm" svg:y="3.048cm">
          <text:p/>
          <draw:enhanced-geometry draw:mirror-horizontal="false" draw:mirror-vertical="false" drawooo:sub-view-size="120000 120000" draw:text-areas="0 0 ?f0 ?f1" svg:viewBox="0 0 0 0" draw:type="ooxml-non-primitive" draw:enhanced-path="M 128 631 C 2336 3773 5058 0 7272 0 10674 0 13992 0 17310 631 25815 2515 34410 1257 42914 1257 52613 1257 62311 4399 72010 4399 80436 4399 88768 1883 97106 1883 104596 1883 111997 631 119481 2515 119141 18865 119737 30810 119994 46534 120078 55338 119654 58485 119397 66657 119141 74829 119564 79865 119821 87406 119994 94326 119821 99988 119737 106271 119654 115707 119737 116964 118717 118854 117613 120737 116252 118222 115142 117596 113525 116964 111824 117596 110212 116964 86136 103761 62060 120737 37984 116338 29390 114449 20796 115707 12118 119480 9397 120737 6508 119480 3781 118222 2933 117596 1912 118222 1059 116964 -384 114449 39 111934 128 101872 211 84896 211 68546 468 50933 635 35215 -44 16349 379 1883 N">
            <draw:equation draw:name="f0" draw:formula="logwidth"/>
            <draw:equation draw:name="f1" draw:formula="logheight"/>
          </draw:enhanced-geometry>
        </draw:custom-shape>
        <draw:custom-shape draw:name="Google Shape;164;p12" draw:style-name="gr33" draw:text-style-name="P4" draw:layer="layout" svg:width="10.381cm" svg:height="1.939cm" svg:x="1.301cm" svg:y="3.015cm">
          <text:p text:style-name="P3"><text:span text:style-name="T4">Input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12" draw:style-name="gr34" draw:text-style-name="P4" draw:layer="layout" svg:width="24.252cm" svg:height="1.375cm" svg:x="1.236cm" svg:y="11.4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12" draw:style-name="gr28" draw:text-style-name="P1" draw:layer="layout" svg:width="12.599cm" svg:height="1.939cm" svg:x="0.607cm" svg:y="10.922cm">
          <text:p/>
          <draw:enhanced-geometry draw:mirror-horizontal="false" draw:mirror-vertical="false" drawooo:sub-view-size="120000 120000" draw:text-areas="0 0 ?f0 ?f1" svg:viewBox="0 0 0 0" draw:type="ooxml-non-primitive" draw:enhanced-path="M 128 631 C 2336 3773 5058 0 7272 0 10674 0 13992 0 17310 631 25815 2515 34410 1257 42914 1257 52613 1257 62311 4399 72010 4399 80436 4399 88768 1883 97106 1883 104596 1883 111997 631 119481 2515 119141 18865 119737 30810 119994 46534 120078 55338 119654 58485 119397 66657 119141 74829 119564 79865 119821 87406 119994 94326 119821 99988 119737 106271 119654 115707 119737 116964 118717 118854 117613 120737 116252 118222 115142 117596 113525 116964 111824 117596 110212 116964 86136 103761 62060 120737 37984 116338 29390 114449 20796 115707 12118 119480 9397 120737 6508 119480 3781 118222 2933 117596 1912 118222 1059 116964 -384 114449 39 111934 128 101872 211 84896 211 68546 468 50933 635 35215 -44 16349 379 1883 N">
            <draw:equation draw:name="f0" draw:formula="logwidth"/>
            <draw:equation draw:name="f1" draw:formula="logheight"/>
          </draw:enhanced-geometry>
        </draw:custom-shape>
        <draw:custom-shape draw:name="Google Shape;167;p12" draw:style-name="gr35" draw:text-style-name="P4" draw:layer="layout" svg:width="20.492cm" svg:height="1.939cm" svg:x="2.284cm" svg:y="10.879cm">
          <text:p text:style-name="P3"><text:span text:style-name="T4">H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12" draw:style-name="gr36" draw:text-style-name="P1" draw:layer="layout" svg:width="12.599cm" svg:height="4.225cm" svg:x="13.309cm" svg:y="5.08cm">
          <text:p/>
          <draw:enhanced-geometry draw:mirror-horizontal="false" draw:mirror-vertical="false" drawooo:sub-view-size="120000 120000" draw:text-areas="0 0 ?f0 ?f1" svg:viewBox="0 0 0 0" draw:type="ooxml-non-primitive" draw:enhanced-path="M 128 631 C 2336 3773 5058 0 7272 0 10674 0 13992 0 17310 631 25815 2515 34410 1257 42914 1257 52613 1257 62311 4399 72010 4399 80436 4399 88768 1883 97106 1883 104596 1883 111997 631 119481 2515 119141 18865 119737 30810 119994 46534 120078 55338 119654 58485 119397 66657 119141 74829 119564 79865 119821 87406 119994 94326 119821 99988 119737 106271 119654 115707 119737 116964 118717 118854 117613 120737 116252 118222 115142 117596 113525 116964 111824 117596 110212 116964 86136 103761 62060 120737 37984 116338 29390 114449 20796 115707 12118 119480 9397 120737 6508 119480 3781 118222 2933 117596 1912 118222 1059 116964 -384 114449 39 111934 128 101872 211 84896 211 68546 468 50933 635 35215 -44 16349 379 1883 N">
            <draw:equation draw:name="f0" draw:formula="logwidth"/>
            <draw:equation draw:name="f1" draw:formula="logheight"/>
          </draw:enhanced-geometry>
        </draw:custom-shape>
        <draw:custom-shape draw:name="Google Shape;167;p12" draw:style-name="gr37" draw:text-style-name="P4" draw:layer="layout" svg:width="20.492cm" svg:height="1.939cm" svg:x="13.544cm" svg:y="5.588cm">
          <text:p text:style-name="P3"><text:span text:style-name="T4">Berhasi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22" draw:layer="layout" svg:width="18.624cm" svg:height="10.476cm" svg:x="1.482cm" svg:y="2.123cm" draw:page-number="3"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mic Sans MS" svg:font-family="'Comic Sans M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8T15:16:36.118469787</meta:creation-date>
    <dc:date>2019-12-18T15:28:04.203994015</dc:date>
    <meta:editing-duration>PT1M16S</meta:editing-duration>
    <meta:editing-cycles>1</meta:editing-cycles>
    <meta:document-statistic meta:object-count="70"/>
    <meta:generator>LibreOffice/6.2.8.2$Linux_X86_64 LibreOffice_project/20$Build-2</meta:generator>
  </office:meta>
</office:document-meta>
</file>